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 style:list-style-name="L1"/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350898080">
          <text:insertion>
            <office:change-info>
              <dc:creator>Bob Jacobsen</dc:creator>
              <dc:date>2010-10-08T22:11:00</dc:date>
            </office:change-info>
          </text:insertion>
        </text:changed-region>
        <text:changed-region text:id="ct1350898528">
          <text:deletion>
            <office:change-info>
              <dc:creator>Bob Jacobsen</dc:creator>
              <dc:date>2010-10-08T22:11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833821388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1350898624">
          <text:insertion>
            <office:change-info>
              <dc:creator>Bob Jacobsen</dc:creator>
              <dc:date>2010-10-08T2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change-start text:change-id="ct1350898080"/>Introduction (Informative)</text:h>
      <text:p text:style-name="Standard">This specification describes ...</text:p>
      <text:h text:style-name="Heading_20_1" text:outline-level="1">References and Context (Normative)</text:h>
      <text:p text:style-name="Standard">This specification is in the context of the OpenLCB-CAN … Specification, which specifies …</text:p>
      <text:p text:style-name="Standard"/>
      <text:p text:style-name="Standard"/>
      <text:p text:style-name="Standard"/>
      <text:p text:style-name="P1"><text:change-end text:change-id="ct1350898080"/><text:change text:change-id="ct1350898528"/><text:change-start text:change-id="ct1350898624"/>Below this is just a collection of pieces from other docs right now.<text:change-end text:change-id="ct135089862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27390062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27390081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273900624"/><text:change-start text:change-id="ct1273900816"/>OpenLCB-TCP Segment Transfer Standard<text:change-end text:change-id="ct1273900816"/></text:p>
      </style:header>
      <style:footer>
        <text:tracked-changes>
          <text:changed-region text:id="ct127389068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27383099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27391016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273890688"/><text:change-start text:change-id="ct1273830992"/><text:span text:style-name="MT2">Copyright 2010, by J. Day, D. Harris, B. Jacobsen, and A. Shepherd</text:span><text:change-end text:change-id="ct1273830992"/><text:change text:change-id="ct1273910160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2:13:52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37940440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34990083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379404528">
            <text:insertion>
              <office:change-info>
                <dc:creator>Bob Jacobsen</dc:creator>
                <dc:date>2010-10-08T22:11:00</dc:date>
              </office:change-info>
            </text:insertion>
          </text:changed-region>
          <text:changed-region text:id="ct1227556672">
            <text:deletion>
              <office:change-info>
                <dc:creator>Bob Jacobsen</dc:creator>
                <dc:date>2010-10-08T22:11:00</dc:date>
              </office:change-info>
              <text:p text:style-name="MP7">(title)</text:p>
            </text:deletion>
          </text:changed-region>
          <text:changed-region text:id="ct1379187696">
            <text:insertion>
              <office:change-info>
                <dc:creator>Bob Jacobsen</dc:creator>
                <dc:date>2010-10-08T22:11:00</dc:date>
              </office:change-info>
            </text:insertion>
          </text:changed-region>
          <text:changed-region text:id="ct137939974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37940288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258610496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266638048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-6.73624118882305E-017) rotate (0.7853981633973) translate (0.00972222222222222in 5.21101815398075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379404400"/><text:change-start text:change-id="ct1349900832"/>OpenLCB St<text:change-end text:change-id="ct1349900832"/><text:change-start text:change-id="ct1379404528"/>andard<text:change-end text:change-id="ct137940452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227556672"/><text:change-start text:change-id="ct1379187696"/>OpenLCB-TCP Segment Transfer<text:change-end text:change-id="ct137918769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379399744"/><text:change-start text:change-id="ct1379402880"/><text:date style:data-style-name="N37" text:date-value="2010-10-08T17:19:56" text:fixed="true">10/08/10</text:date><text:change-end text:change-id="ct1379402880"/></text:p>
            </table:table-cell>
            <table:table-cell table:style-name="Table1.C1" office:value-type="string">
              <text:p text:style-name="MP7"><text:change text:change-id="ct1258610496"/><text:change-start text:change-id="ct1266638048"/>Preliminary<text:change-end text:change-id="ct1266638048"/></text:p>
            </table:table-cell>
          </table:table-row>
        </table:table>
        <text:p text:style-name="Header"/>
      </style:header>
      <style:footer>
        <text:tracked-changes>
          <text:changed-region text:id="ct119790521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19790233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379405248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197905216"/><text:change-start text:change-id="ct1197902336"/><text:span text:style-name="MT5">10</text:span><text:change-end text:change-id="ct1197902336"/><text:span text:style-name="MT5">, by J. Day, D. Harris, B. Jacobsen, </text:span><text:change text:change-id="ct1379405248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2:13:52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53</meta:editing-cycles>
    <meta:editing-duration>PT11H36M47S</meta:editing-duration>
    <meta:generator>OpenOffice.org/3.2$Unix OpenOffice.org_project/320m18$Build-9502</meta:generator>
    <dc:date>2010-10-10T12:13:52</dc:date>
    <dc:creator>Bob Jacobsen</dc:creator>
    <meta:document-statistic meta:table-count="1" meta:image-count="1" meta:object-count="0" meta:page-count="2" meta:paragraph-count="33" meta:word-count="218" meta:character-count="1408"/>
    <meta:user-defined meta:name="Info 1"/>
    <meta:user-defined meta:name="Info 2"/>
    <meta:user-defined meta:name="Info 3"/>
    <meta:user-defined meta:name="Info 4"/>
  </office:meta>
</office:document-meta>
</file>